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fo:color="#000000" fo:font-size="10.5pt" officeooo:rsid="001cf1e4" officeooo:paragraph-rsid="001cf1e4" style:font-size-asian="10.5pt" style:font-size-complex="10.5pt"/>
    </style:style>
    <style:style style:name="P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color="#000000" fo:font-size="10.5pt" fo:font-weight="bold" officeooo:rsid="001e9702" officeooo:paragraph-rsid="001e9702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color="#000000" fo:font-size="10.5pt" fo:font-weight="bold" officeooo:rsid="001e9702" officeooo:paragraph-rsid="0028151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left="0cm" fo:margin-right="0cm" fo:text-indent="0.499cm" style:auto-text-indent="false"/>
      <style:text-properties fo:color="#000000" fo:font-size="10.5pt" fo:font-weight="bold" officeooo:rsid="001e9702" officeooo:paragraph-rsid="001e9702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.499cm" style:auto-text-indent="false"/>
      <style:text-properties fo:color="#000000" fo:font-size="10.5pt" fo:font-weight="bold" officeooo:rsid="002007b3" officeooo:paragraph-rsid="002007b3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007b3" officeooo:paragraph-rsid="002007b3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1cab1" officeooo:paragraph-rsid="0028151e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2d368" officeooo:paragraph-rsid="0022d368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8ab7f" officeooo:paragraph-rsid="0018ab7f" style:font-size-asian="10.5pt" style:font-size-complex="10.5pt"/>
    </style:style>
    <style:style style:name="P10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248d9e" style:font-size-asian="10.5pt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18ab7f" style:font-size-asian="10.5pt" style:font-size-complex="10.5pt"/>
    </style:style>
    <style:style style:name="P1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1b1712" style:font-size-asian="10.5pt" style:font-size-complex="10.5pt"/>
    </style:style>
    <style:style style:name="P13" style:family="paragraph" style:parent-style-name="Standard">
      <style:paragraph-properties fo:margin-left="0cm" fo:margin-right="0cm" fo:text-indent="0.499cm" style:auto-text-indent="false"/>
      <style:text-properties fo:font-size="10.5pt" fo:font-weight="bold" officeooo:rsid="001b1712" officeooo:paragraph-rsid="0028151e" style:font-size-asian="10.5pt" style:font-weight-asian="bold" style:font-size-complex="10.5pt" style:font-weight-complex="bold"/>
    </style:style>
    <style:style style:name="P14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0.5pt" fo:font-weight="bold" officeooo:rsid="001b1712" officeooo:paragraph-rsid="0026a47e" style:font-size-asian="10.5pt" style:font-weight-asian="bold" style:font-size-complex="10.5pt" style:font-weight-complex="bold"/>
    </style:style>
    <style:style style:name="P15" style:family="paragraph" style:parent-style-name="Standard" style:master-page-name="">
      <style:paragraph-properties fo:margin-left="0cm" fo:margin-right="0cm" fo:text-align="center" style:justify-single-word="false" fo:text-indent="0.499cm" style:auto-text-indent="false" style:page-number="auto"/>
      <style:text-properties fo:font-size="10.5pt" fo:language="ru" fo:country="RU" officeooo:rsid="0013afc4" officeooo:paragraph-rsid="0013afc4" style:font-size-asian="10.5pt" style:font-size-complex="10.5pt"/>
    </style:style>
    <style:style style:name="P16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0.5pt" officeooo:paragraph-rsid="0026a47e" style:font-size-asian="10.5pt" style:font-size-complex="10.5pt"/>
    </style:style>
    <style:style style:name="P17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color="#000000" fo:font-size="10.5pt" officeooo:paragraph-rsid="001640ed" style:font-size-asian="10.5pt" style:font-size-complex="10.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.5pt" fo:language="ru" fo:country="RU" officeooo:rsid="0013afc4" officeooo:paragraph-rsid="001b1712" style:font-size-asian="10.5pt" style:font-size-complex="10.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.5pt" fo:language="ru" fo:country="RU" officeooo:rsid="001b1712" officeooo:paragraph-rsid="001b1712" style:font-size-asian="10.5pt" style:font-size-complex="10.5pt"/>
    </style:style>
    <style:style style:name="P20" style:family="paragraph" style:parent-style-name="Standard" style:list-style-name="L2">
      <style:text-properties fo:color="#000000" fo:font-size="10.5pt" fo:letter-spacing="normal" fo:font-weight="normal" officeooo:rsid="002ec129" officeooo:paragraph-rsid="003034cc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1cab1" officeooo:paragraph-rsid="003034cc" style:font-size-asian="10.5pt" style:font-weight-asian="bold" style:font-size-complex="10.5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6d55"/>
    </style:style>
    <style:style style:name="T2" style:family="text">
      <style:text-properties officeooo:rsid="001484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49f" style:font-weight-asian="bold" style:font-weight-complex="bold"/>
    </style:style>
    <style:style style:name="T5" style:family="text">
      <style:text-properties fo:font-weight="bold" officeooo:rsid="001b1712" style:font-weight-asian="bold" style:font-weight-complex="bold"/>
    </style:style>
    <style:style style:name="T6" style:family="text">
      <style:text-properties fo:letter-spacing="normal"/>
    </style:style>
    <style:style style:name="T7" style:family="text">
      <style:text-properties fo:letter-spacing="normal" officeooo:rsid="001640ed"/>
    </style:style>
    <style:style style:name="T8" style:family="text">
      <style:text-properties fo:letter-spacing="normal" officeooo:rsid="001cf1e4"/>
    </style:style>
    <style:style style:name="T9" style:family="text">
      <style:text-properties fo:letter-spacing="normal" fo:font-weight="bold" officeooo:rsid="001cf1e4" style:font-weight-asian="bold" style:font-weight-complex="bold"/>
    </style:style>
    <style:style style:name="T10" style:family="text">
      <style:text-properties fo:letter-spacing="normal" fo:font-weight="normal" style:font-weight-asian="normal" style:font-weight-complex="normal"/>
    </style:style>
    <style:style style:name="T11" style:family="text">
      <style:text-properties fo:letter-spacing="normal" fo:font-weight="normal" officeooo:rsid="002007b3" style:font-weight-asian="normal" style:font-weight-complex="normal"/>
    </style:style>
    <style:style style:name="T12" style:family="text">
      <style:text-properties fo:letter-spacing="normal" fo:font-weight="normal" officeooo:rsid="0026a47e" style:font-weight-asian="normal" style:font-weight-complex="normal"/>
    </style:style>
    <style:style style:name="T13" style:family="text">
      <style:text-properties fo:letter-spacing="normal" fo:font-weight="normal" officeooo:rsid="002b1540" style:font-weight-asian="normal" style:font-weight-complex="normal"/>
    </style:style>
    <style:style style:name="T14" style:family="text">
      <style:text-properties fo:letter-spacing="normal" fo:font-weight="normal" officeooo:rsid="002d0e30" style:font-weight-asian="normal" style:font-weight-complex="normal"/>
    </style:style>
    <style:style style:name="T15" style:family="text">
      <style:text-properties fo:letter-spacing="normal" fo:font-weight="normal" officeooo:rsid="002ec129" style:font-weight-asian="normal" style:font-weight-complex="normal"/>
    </style:style>
    <style:style style:name="T16" style:family="text">
      <style:text-properties fo:letter-spacing="normal" fo:font-style="italic" fo:font-weight="normal" officeooo:rsid="002007b3" style:font-style-asian="italic" style:font-weight-asian="normal" style:font-style-complex="italic" style:font-weight-complex="normal"/>
    </style:style>
    <style:style style:name="T17" style:family="text">
      <style:text-properties fo:letter-spacing="normal" officeooo:rsid="0026a47e"/>
    </style:style>
    <style:style style:name="T18" style:family="text">
      <style:text-properties fo:letter-spacing="normal" officeooo:rsid="0028151e"/>
    </style:style>
    <style:style style:name="T19" style:family="text">
      <style:text-properties officeooo:rsid="0018ab7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d1f4" style:font-weight-asian="normal" style:font-weight-complex="normal"/>
    </style:style>
    <style:style style:name="T22" style:family="text">
      <style:text-properties fo:font-weight="normal" officeooo:rsid="001cf1e4" style:font-weight-asian="normal" style:font-weight-complex="normal"/>
    </style:style>
    <style:style style:name="T23" style:family="text">
      <style:text-properties fo:font-weight="normal" officeooo:rsid="0022d368" style:font-weight-asian="normal" style:font-weight-complex="normal"/>
    </style:style>
    <style:style style:name="T24" style:family="text">
      <style:text-properties fo:font-weight="normal" officeooo:rsid="0026a47e" style:font-weight-asian="normal" style:font-weight-complex="normal"/>
    </style:style>
    <style:style style:name="T25" style:family="text">
      <style:text-properties fo:font-weight="normal" officeooo:rsid="0028151e" style:font-weight-asian="normal" style:font-weight-complex="normal"/>
    </style:style>
    <style:style style:name="T26" style:family="text">
      <style:text-properties fo:font-weight="normal" officeooo:rsid="002c1070" style:font-weight-asian="normal" style:font-weight-complex="normal"/>
    </style:style>
    <style:style style:name="T27" style:family="text">
      <style:text-properties fo:font-weight="normal" officeooo:rsid="003034cc" style:font-weight-asian="normal" style:font-weight-complex="normal"/>
    </style:style>
    <style:style style:name="T28" style:family="text">
      <style:text-properties officeooo:rsid="001b1712"/>
    </style:style>
    <style:style style:name="T29" style:family="text">
      <style:text-properties officeooo:rsid="0021cab1"/>
    </style:style>
    <style:style style:name="T30" style:family="text">
      <style:text-properties officeooo:rsid="0026a47e"/>
    </style:style>
    <style:style style:name="T31" style:family="text">
      <style:text-properties officeooo:rsid="0028151e"/>
    </style:style>
    <style:style style:name="T32" style:family="text">
      <style:text-properties fo:color="#000000" fo:letter-spacing="normal" fo:font-weight="normal" officeooo:rsid="001cf1e4" style:font-weight-asian="normal" style:font-weight-complex="normal"/>
    </style:style>
    <style:style style:name="T33" style:family="text">
      <style:text-properties officeooo:rsid="002920b8"/>
    </style:style>
    <style:style style:name="T34" style:family="text">
      <style:text-properties officeooo:rsid="002b1540"/>
    </style:style>
    <style:style style:name="T35" style:family="text">
      <style:text-properties officeooo:rsid="002c1070"/>
    </style:style>
    <style:style style:name="T36" style:family="text">
      <style:text-properties officeooo:rsid="002ec129"/>
    </style:style>
    <style:style style:name="T37" style:family="text">
      <style:text-properties officeooo:rsid="003034cc"/>
    </style:style>
    <style:style style:name="T38" style:family="text">
      <style:text-properties officeooo:rsid="001cf1e4"/>
    </style:style>
    <style:style style:name="T39" style:family="text">
      <style:text-properties officeooo:rsid="003267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5">Текст</text:p>
      <text:p text:style-name="P9"><text:span text:style-name="T3">1</text:span>. Здравствуйте. ….</text:p>
      <text:p text:style-name="P10"><text:span text:style-name="T4">2.</text:span><text:span text:style-name="T2"> </text:span>Значительная доля нефтяных запасов Росси<text:span text:style-name="T1">и</text:span> приходится на высоковязкие нефти и <text:span text:style-name="T1">битумы.</text:span> Поэтому проблема добычи высоковязких нефтей и <text:span text:style-name="T1">битумов</text:span> крайне актуальна. Их добыча сложна из-за большой вязкости (<draw:g text:anchor-type="as-char" svg:y="-0.192cm" draw:z-index="4" draw:style-name="gr1"><svg:title>TexMaths</svg:title><svg:desc>12§display§\mu§svg§600§FALSE</svg:desc><draw:polygon draw:style-name="gr2" draw:text-style-name="P22" svg:width="0.254cm" svg:height="0.265cm" svg:x="0cm" svg:y="0.005cm" svg:viewBox="0 0 255 266" draw:points="127,266 0,266 0,0 255,0 255,266"><text:p/></draw:polygon><draw:path draw:style-name="gr3" draw:text-style-name="P22" svg:width="0.228cm" svg:height="0.278cm" svg:x="0.013cm" svg:y="0cm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 &gt; 30<text:span text:style-name="T35">000</text:span> <text:span text:style-name="T34">сПуаз</text:span>). </text:p>
      <text:p text:style-name="P11"><text:span text:style-name="T4"><text:s/></text:span>Существуют технологии помогающие при добыче такой нефти, од<text:span text:style-name="T39">на</text:span> из них это подвод тепла к области, в том числе с помощью <text:span text:style-name="T30">парогравитационного</text:span> <text:span text:style-name="T30">дренажа</text:span>. <text:span text:style-name="T19">Эта технология состоит из двух этапов. Первый — подогрев области с помощью циркулирующего внутри труб пара. Второй — <text:s/>закачка пара в пласт.</text:span></text:p>
      <text:p text:style-name="P12"><text:span text:style-name="T19"><text:s/></text:span><text:s/><text:span text:style-name="T35">В моей работе рассмотрен первый этап. В отличие от традиционной задачи фильтрации, здесь считается, что скелет не является монолитной структурой, а подвижен как и флюид. </text:span></text:p>
      <text:p text:style-name="P12"><text:span text:style-name="T5">3. </text:span><text:span text:style-name="T26">Рассматривается</text:span></text:p>
      <text:list xml:id="list1049094157154841193" text:style-name="L1">
        <text:list-item>
          <text:p text:style-name="P18">Одномерная вертикальная область, 2 компоненты песок и нефть, обе подвижны.</text:p>
        </text:list-item>
        <text:list-item>
          <text:p text:style-name="P18">Нефть имеет большую вязкость и практически не фильтруется. </text:p>
        </text:list-item>
        <text:list-item>
          <text:p text:style-name="P18"><text:span text:style-name="T28">Снизу подводится тепло,</text:span> область <text:span text:style-name="T28">постепенно прогревается</text:span>. В следствии чего вязкость нефти уменьшается и она начинает фильтроваться, песок оседает <text:span text:style-name="T28">под действием силы тяжести</text:span>.</text:p>
        </text:list-item>
        <text:list-item>
          <text:p text:style-name="P19">На нижней границе задан поток жидкости.</text:p>
        </text:list-item>
      </text:list>
      <text:p text:style-name="P16"><text:span text:style-name="T3">4. </text:span>Индексы l и s относятся соответственно к флюиду и твердой фазе. <draw:g text:anchor-type="as-char" svg:y="-0.302cm" draw:z-index="0" draw:style-name="gr1"><svg:title>TexMaths</svg:title><svg:desc>12§display§\theta§svg§600§FALSE</svg:desc><draw:polygon draw:style-name="gr2" draw:text-style-name="P22" svg:width="0.21cm" svg:height="0.292cm" svg:x="0cm" svg:y="0.004cm" svg:viewBox="0 0 211 293" draw:points="106,293 0,293 0,0 211,0 211,293"><text:p/></draw:polygon><draw:path draw:style-name="gr3" draw:text-style-name="P22" svg:width="0.174cm" svg:height="0.302cm" svg:x="0.018cm" svg:y="0cm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 - объемная доля соответствующей фазы. <draw:g text:anchor-type="as-char" svg:y="-0.3cm" draw:z-index="3" draw:style-name="gr1"><svg:title>TexMaths</svg:title><svg:desc>12§display§V§svg§600§FALSE</svg:desc><draw:polygon draw:style-name="gr2" draw:text-style-name="P22" svg:width="0.339cm" svg:height="0.29cm" svg:x="0cm" svg:y="0cm" svg:viewBox="0 0 340 291" draw:points="170,291 0,291 0,0 340,0 340,291"><text:p/></draw:polygon><draw:path draw:style-name="gr3" draw:text-style-name="P22" svg:width="0.301cm" svg:height="0.299cm" svg:x="0.024cm" svg:y="0cm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 — скорость течения. <text:s/><draw:g text:anchor-type="as-char" svg:y="-0.192cm" draw:z-index="1" draw:style-name="gr1"><svg:title>TexMaths</svg:title><svg:desc>12§display§e§svg§600§FALSE</svg:desc><draw:polygon draw:style-name="gr2" draw:text-style-name="P22" svg:width="0.197cm" svg:height="0.181cm" svg:x="0cm" svg:y="0.005cm" svg:viewBox="0 0 198 182" draw:points="99,182 0,182 0,0 198,0 198,182"><text:p/></draw:polygon><draw:path draw:style-name="gr3" draw:text-style-name="P22" svg:width="0.162cm" svg:height="0.191cm" svg:x="0.019cm" svg:y="0cm" svg:viewBox="0 0 163 192" svg:d="M60 90c12 0 43-1 65-11 30-12 32-37 32-43 0-18-16-36-45-36-48 0-112 41-112 115 0 43 25 77 67 77 60 0 96-45 96-51 0-2-2-4-4-4-3 0-4 1-6 3-34 42-80 42-86 42-32 0-37-35-37-49 0-5 1-18 7-43zM40 80c16-64 61-70 72-70 19 0 31 12 31 26 0 44-68 44-85 44z"><text:p/></draw:path></draw:g> и <draw:g text:anchor-type="as-char" svg:y="-0.3cm" draw:z-index="2" draw:style-name="gr1"><svg:title>TexMaths</svg:title><svg:desc>12§display§h§svg§600§FALSE</svg:desc><draw:polygon draw:style-name="gr2" draw:text-style-name="P22" svg:width="0.243cm" svg:height="0.294cm" svg:x="0cm" svg:y="0cm" svg:viewBox="0 0 244 295" draw:points="122,295 0,295 0,0 244,0 244,295"><text:p/></draw:polygon><draw:path draw:style-name="gr3" draw:text-style-name="P22" svg:width="0.208cm" svg:height="0.299cm" svg:x="0.023cm" svg:y="0cm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— удельная энергия <text:s/>и энтропия. <text:span text:style-name="T30">T — температура, </text:span><text:span text:style-name="T30"><draw:g text:anchor-type="as-char" svg:y="-0.3cm" draw:z-index="5" draw:style-name="gr1"><svg:title>TexMaths</svg:title><svg:desc>12§display§\lambda§svg§600§FALSE</svg:desc><draw:polygon draw:style-name="gr2" draw:text-style-name="P22" svg:width="0.245cm" svg:height="0.294cm" svg:x="0cm" svg:y="0cm" svg:viewBox="0 0 246 295" draw:points="123,295 0,295 0,0 246,0 246,295"><text:p/></draw:polygon><draw:path draw:style-name="gr3" draw:text-style-name="P22" svg:width="0.208cm" svg:height="0.299cm" svg:x="0.023cm" svg:y="0cm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span><text:span text:style-name="T30"> - коэффициент теплопроводности. Поток тепла состоит из конвективных членов и члена теплопроводности.</text:span></text:p>
      <text:p text:style-name="P14">5. <text:span text:style-name="T20">Перейдем в Лагранжеву систему координат связанную с твердой фаз</text:span><text:span text:style-name="T21">ой</text:span><text:span text:style-name="T20">. </text:span><text:span text:style-name="T21">Обозначим за W следующее выражение, и назовем его скорость фильтрации. </text:span><text:span text:style-name="T24"><draw:g text:anchor-type="as-char" svg:y="-0.298cm" draw:z-index="6" draw:style-name="gr1"><svg:title>TexMaths</svg:title><svg:desc>12§display§\psi§svg§600§FALSE</svg:desc><draw:polygon draw:style-name="gr2" draw:text-style-name="P22" svg:width="0.291cm" svg:height="0.376cm" svg:x="0cm" svg:y="0cm" svg:viewBox="0 0 292 377" draw:points="146,377 0,377 0,0 292,0 292,377"><text:p/></draw:polygon><draw:path draw:style-name="gr3" draw:text-style-name="P22" svg:width="0.256cm" svg:height="0.381cm" svg:x="0.012cm" svg:y="0cm" svg:viewBox="0 0 257 382" svg:d="M192 11c0-1 2-4 2-6 0-5-3-5-5-5-5 0-5 1-7 8l-70 281c-33-3-48-19-48-47 0-8 0-20 23-79 1-5 4-12 4-21 0-19-14-35-34-35-41 0-57 62-57 65 0 5 5 5 5 5 5 0 5-1 7-8 11-40 29-52 43-52 3 0 10 0 10 13 0 11-4 22-10 36-20 55-20 65-20 73 0 39 34 58 74 60-3 16-3 16-9 39-1 4-10 38-10 39 0 2 0 5 5 5 1 0 4 0 4-1 1-1 3-12 6-18l15-63c16 0 53 0 93-46 18-19 26-38 31-50 4-11 13-48 13-67 0-24-12-30-19-30-9 0-20 11-20 21 0 5 2 7 6 11 5 4 15 15 15 36 0 28-22 62-37 77-37 39-65 39-79 39z"><text:p/></draw:path></draw:g></text:span><text:span text:style-name="T24"> - отношение объемных долей. Тогда уравнения примут следующий вид.</text:span></text:p>
      <text:p text:style-name="P17"><text:span text:style-name="T9">6.</text:span><text:span text:style-name="T8"> </text:span><text:span text:style-name="T7">Можно разбить задачу на подзадачи</text:span></text:p>
      <text:p text:style-name="P1"><text:span text:style-name="T7">П</text:span><text:span text:style-name="T6">ервая из них задача </text:span><text:span text:style-name="T17">изотермической </text:span><text:span text:style-name="T6">фильтрации. </text:span><text:span text:style-name="T17">Н</text:span><text:span text:style-name="T6">ет предельной насыщенности, </text:span><text:span text:style-name="T17">2 несжимаемые фазы — твердая и жидкая. Выпишем следствие из закона Дарси. Проницаемость, насыщенность и скорость фильтрации вычисляются по явной схеме. Используем противопоточную аппроксимацию. Считаем что скорость фильтрации всегда направлена вверх.</text:span></text:p>
      <text:p text:style-name="P2"><text:span text:style-name="T17">7</text:span><text:span text:style-name="T6">. </text:span><text:span text:style-name="T10">Для </text:span><text:span text:style-name="T13">вычисления </text:span><text:span text:style-name="T10">проницаемости используется комбинация формул. В пределе малой объемной доли твердой фазы, то есть когда частицы твердой фазы почти не взаимодействуют друг с другом, используется формула Стокса. В пределе большой объемной доли, </text:span><text:span text:style-name="T12">учитывается взаимодействие частиц между собой, тогда</text:span><text:span text:style-name="T10"> используется формула Кармана-Козени.</text:span></text:p>
      <text:p text:style-name="P4"><text:span text:style-name="T18">8</text:span><text:span text:style-name="T6"> </text:span><text:span text:style-name="T11">Построим семейство характеристик для данной задачи, при таких граничных и начальных условиях.</text:span></text:p>
      <text:p text:style-name="P3"><text:span text:style-name="T11"><text:s/>На графике видна центрированная волна, затем скачок и выход на </text:span><text:span text:style-name="T16">стационарную область</text:span></text:p>
      <text:p text:style-name="P5"><text:span text:style-name="T18">9</text:span><text:span text:style-name="T6">.-1</text:span><text:span text:style-name="T18">1</text:span><text:span text:style-name="T6">. </text:span><text:span text:style-name="T10">По оси </text:span><text:span text:style-name="T14">y</text:span><text:span text:style-name="T10"> объемная доля флюида, по оси </text:span><text:span text:style-name="T14">x</text:span><text:span text:style-name="T10"> лагранжева координата. </text:span><text:span text:style-name="T15">Можно выделить три различных области. Слева центрированная волна, <text:s/>далее скачок и выход на стационарную область.</text:span></text:p>
      <text:p text:style-name="P6">1<text:span text:style-name="T31">2.</text:span> <text:s/><text:span text:style-name="T20">Следующая подзадача — задача </text:span><text:span text:style-name="T25">изотермической </text:span><text:span text:style-name="T20">фильтрации с предельной насыщенностью.</text:span></text:p>
      <text:p text:style-name="P13"><text:span text:style-name="T25">Вводится</text:span><text:span text:style-name="T21"> предельная насыщенность</text:span><text:span text:style-name="T22"> выше котор</text:span><text:span text:style-name="T25">ой</text:span><text:span text:style-name="T22"> не может уплотнится твердая фаза, в любом случае остается какая-то остаточная пористость.</text:span></text:p>
      <text:p text:style-name="P13"><text:span text:style-name="T22">Поэтому существуют два случая, когда насыщенность твердой фазы меньше предельной, в этом случае справедливо следствие из закона Дарси </text:span><text:span text:style-name="T25">и в</text:span><text:span text:style-name="T32">торой случай когда насыщенность твердой фазы достигает предельной, в этом случае уравнения принимают стандартный вид однофазной фильтрации. </text:span></text:p>
      <text:p text:style-name="P7"><text:span text:style-name="T31">13. </text:span><text:span text:style-name="T20">Из-за 2-ух случаев закона Дарси вычисление скорости фильтрации и отношения объемных долей выглядит немного сложнее.</text:span></text:p>
      <text:list xml:id="list3513988217806907113" text:style-name="L2">
        <text:list-header>
          <text:p text:style-name="P20">Вычисляем скорость фильтрации.<text:tab/>Вычисляем отношение объемных долей.</text:p>
          <text:list>
            <text:list-header>
              <text:p text:style-name="P20"><text:span text:style-name="T38">Если оно упало ниже предельного то приравниваем его предельному и корректируем скорость фильтрации.</text:span></text:p>
            </text:list-header>
          </text:list>
        </text:list-header>
      </text:list>
      <text:p text:style-name="P6">14. - 16. <text:span text:style-name="T20"><text:s/></text:span><text:span text:style-name="T27">По осям то же самое. </text:span><text:span text:style-name="T20">Видно что появилась область с предельной насыщенностью.</text:span></text:p>
      <text:p text:style-name="P6"><text:span text:style-name="T29">17</text:span>.<text:span text:style-name="T20"> </text:span><text:span text:style-name="T27">П</text:span><text:span text:style-name="T20">ереходим к задаче </text:span><text:span text:style-name="T27">н</text:span><text:span text:style-name="T20">еизотермической фильтрации с предельной насыщенностью. Вязкость зависит от температуры по модельному экспоненциальному закону, которым </text:span><text:span text:style-name="T27">она </text:span><text:span text:style-name="T20">хорошо аппроксимируется в небольшом диапазоне температур. </text:span><text:span text:style-name="T25">Температура и вязкость </text:span><text:span text:style-name="T27">вычисляются</text:span><text:span text:style-name="T25"> по явной схеме. Для вычисления потоков тепла используется противопоточная аппроксимация.</text:span></text:p>
      <text:p text:style-name="P21"><text:span text:style-name="T31">18</text:span> — 2<text:span text:style-name="T31">0</text:span>. <text:span text:style-name="T20"><text:s/></text:span><text:span text:style-name="T27">На графике распределение объемной доли флюида в один момент времени расчета с подводом тепла - красным и без него — синим. <text:s/>По оси х - Э</text:span><text:span text:style-name="T23">йлерова координата. </text:span><text:span text:style-name="T27">Видно что в расчете с подводом тепла фронт продвинулся дальше. На фронте распространения тепла виден скачок объемной доли жидкой фазы. Он возник вследствие того, что пред фронтом температуры вязкость флюида больше, и он фильтруется медленнее, а за фронтом вязкость мала, и флюид фильтруется быстрее.</text:span></text:p>
      <text:p text:style-name="P8">2<text:span text:style-name="T33">1</text:span>. <text:span text:style-name="T20">Выво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1_7e_LT_7e_Gliederung_20_1" style:display-name="???????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Gliederung_20_2" style:display-name="??????? 1~LT~Gliederung 2" style:family="paragraph" style:parent-style-name="_3f__3f__3f__3f__3f__3f__3f__20_1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20_1_7e_LT_7e_Gliederung_20_3" style:display-name="??????? 1~LT~Gliederung 3" style:family="paragraph" style:parent-style-name="_3f__3f__3f__3f__3f__3f__3f__20_1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20_1_7e_LT_7e_Gliederung_20_4" style:display-name="??????? 1~LT~Gliederung 4" style:family="paragraph" style:parent-style-name="_3f__3f__3f__3f__3f__3f__3f__20_1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5" style:display-name="??????? 1~LT~Gliederung 5" style:family="paragraph" style:parent-style-name="_3f__3f__3f__3f__3f__3f__3f__20_1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6" style:display-name="??????? 1~LT~Gliederung 6" style:family="paragraph" style:parent-style-name="_3f__3f__3f__3f__3f__3f__3f__20_1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7" style:display-name="??????? 1~LT~Gliederung 7" style:family="paragraph" style:parent-style-name="_3f__3f__3f__3f__3f__3f__3f__20_1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8" style:display-name="??????? 1~LT~Gliederung 8" style:family="paragraph" style:parent-style-name="_3f__3f__3f__3f__3f__3f__3f__20_1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9" style:display-name="??????? 1~LT~Gliederung 9" style:family="paragraph" style:parent-style-name="_3f__3f__3f__3f__3f__3f__3f__20_1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Titel" style:display-name="???????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Untertitel" style:display-name="???????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Notizen" style:display-name="???????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Hintergrundobjekte" style:display-name="???????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1_7e_LT_7e_Hintergrund" style:display-name="???????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Gliederung_20_1" style:display-name="??????? ? ????????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Gliederung_20_2" style:display-name="??????? ? ????????~LT~Gliederung 2" style:family="paragraph" style:parent-style-name="_3f__3f__3f__3f__3f__3f__3f__20__3f__20__3f__3f__3f__3f__3f__3f__3f__3f_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3" style:display-name="??????? ? ????????~LT~Gliederung 3" style:family="paragraph" style:parent-style-name="_3f__3f__3f__3f__3f__3f__3f__20__3f__20__3f__3f__3f__3f__3f__3f__3f__3f_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4" style:display-name="??????? ? ????????~LT~Gliederung 4" style:family="paragraph" style:parent-style-name="_3f__3f__3f__3f__3f__3f__3f__20__3f__20__3f__3f__3f__3f__3f__3f__3f__3f__7e_LT_7e_Gliederung_20_3" style:default-outline-level="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5" style:display-name="??????? ? ????????~LT~Gliederung 5" style:family="paragraph" style:parent-style-name="_3f__3f__3f__3f__3f__3f__3f__20__3f__20__3f__3f__3f__3f__3f__3f__3f__3f_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6" style:display-name="??????? ? ????????~LT~Gliederung 6" style:family="paragraph" style:parent-style-name="_3f__3f__3f__3f__3f__3f__3f__20__3f__20__3f__3f__3f__3f__3f__3f__3f__3f_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7" style:display-name="??????? ? ????????~LT~Gliederung 7" style:family="paragraph" style:parent-style-name="_3f__3f__3f__3f__3f__3f__3f__20__3f__20__3f__3f__3f__3f__3f__3f__3f__3f_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8" style:display-name="??????? ? ????????~LT~Gliederung 8" style:family="paragraph" style:parent-style-name="_3f__3f__3f__3f__3f__3f__3f__20__3f__20__3f__3f__3f__3f__3f__3f__3f__3f_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9" style:display-name="??????? ? ????????~LT~Gliederung 9" style:family="paragraph" style:parent-style-name="_3f__3f__3f__3f__3f__3f__3f__20__3f__20__3f__3f__3f__3f__3f__3f__3f__3f_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Titel" style:display-name="??????? ? ???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Untertitel" style:display-name="??????? ? ?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Notizen" style:display-name="??????? ? ?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Hintergrundobjekte" style:display-name="??????? ? ?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Hintergrund" style:display-name="??????? ? ?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or  </meta:initial-creator>
    <meta:creation-date>2015-05-25T17:36:57.654120227</meta:creation-date>
    <dc:date>2015-06-29T16:56:52.155021824</dc:date>
    <dc:creator>Egor  </dc:creator>
    <meta:editing-duration>PT12H10M48S</meta:editing-duration>
    <meta:editing-cycles>10</meta:editing-cycles>
    <meta:generator>LibreOffice/4.2.8.2$Linux_x86 LibreOffice_project/420m0$Build-2</meta:generator>
    <meta:printed-by>Egor  </meta:printed-by>
    <meta:print-date>2015-06-29T15:18:49.794597508</meta:print-date>
    <meta:document-statistic meta:table-count="0" meta:image-count="0" meta:object-count="0" meta:page-count="1" meta:paragraph-count="28" meta:word-count="589" meta:character-count="4306" meta:non-whitespace-character-count="3721"/>
  </office:meta>
</office:document-meta>
</file>